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3pt" style:font-size-asian="13pt" style:font-size-complex="13pt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abricotier<text:line-break/>acerolier<text:line-break/>airelle<text:line-break/>ajonc d'europe<text:line-break/>akebie a grappe<text:line-break/>aliboufier<text:line-break/>alisier<text:line-break/>alouchier<text:line-break/>amandier<text:line-break/>amelanchier <text:line-break/>andromede<text:line-break/>angelique du japon<text:line-break/>aralia a tige nue<text:line-break/>arbousier<text:line-break/>arbre a laque<text:line-break/>arbre a miel<text:line-break/>arbre a neige<text:line-break/>arbre a papillon<text:line-break/>arbre a papillon argente<text:line-break/>arbre a savon<text:line-break/>arbre a soie<text:line-break/>arbre a the australien<text:line-break/>arbre aux 40 ecus<text:line-break/>arbre aux bonbons<text:line-break/>arbre aux cloches d'argent<text:line-break/>arbre aux faisans<text:line-break/>arbre aux mouchoirs<text:line-break/>arbre aux pagodes<text:line-break/>arbre aux sept fleurs<text:line-break/>arbre de beaute<text:line-break/>arbre de joshua<text:line-break/>arbre de judee<text:line-break/>arbre du clerge<text:line-break/>arbre fuchsia<text:line-break/>argousier<text:line-break/>aronie noire<text:line-break/>aronie rouge<text:line-break/>arrayan<text:line-break/>aubepine<text:line-break/>aubepine a feuilles de tanaisie<text:line-break/>aubepine chinoise<text:line-break/>aubepine d'été<text:line-break/>aubepine orientale<text:line-break/>aubepine pediculee<text:line-break/>aubepine pontique<text:line-break/>aulne<text:line-break/>aulne blanc<text:line-break/>azerolier<text:line-break/>babaco<text:line-break/>baguenaudier<text:line-break/>bambou de bisset<text:line-break/>bambou jaune<text:line-break/>bambou moso<text:line-break/>bambou noir<text:line-break/>bananier<text:line-break/>bergamottier<text:line-break/>bibacier<text:line-break/>bleuet<text:line-break/>bois canelle<text:line-break/>bois de sainte lucie<text:line-break/>bois joli<text:line-break/>bouleau<text:line-break/>bourdaine<text:line-break/>buis<text:line-break/>busserole<text:line-break/>cabrillet<text:line-break/>camarine noire<text:line-break/>camerisier bleu<text:line-break/>camerisier de siberie<text:line-break/>camerisier des haies<text:line-break/>canneberge<text:line-break/>caraganier de siberie<text:line-break/>carambole<text:line-break/>carye lacinie<text:line-break/>cassissier<text:line-break/>catalpa<text:line-break/>cedre de l'atlas<text:line-break/>cerise de cayenne<text:line-break/>cerisier sauvage<text:line-break/>cerisier acide<text:line-break/>cerisier de chine<text:line-break/>cerisier jaune<text:line-break/>chalef a grande feuille<text:line-break/>chalef argente<text:line-break/>chalef d'automne<text:line-break/>chalef d'ebbenge<text:line-break/>charme<text:line-break/>chataigner<text:line-break/>chataigner de chine<text:line-break/>chene pedoncule<text:line-break/>chevrefeuille d'hiver<text:line-break/>chevrefeuille des jardins<text:line-break/>chevrefeuille involucre<text:line-break/>chicot du canada<text:line-break/>chimonanthe<text:line-break/>chirimoya<text:line-break/>citronnier jambhiri<text:line-break/>cocotier du chili<text:line-break/>cognassier<text:line-break/>cognassier de chine<text:line-break/>cognassier du japon<text:line-break/>cognassier russe<text:line-break/>combava<text:line-break/>copalme d'amerique<text:line-break/>cormier<text:line-break/>cornouiller<text:line-break/>cornouiller de chine<text:line-break/>cornouiller de hongkong<text:line-break/>cornouiller de siberie<text:line-break/>cornouiller du canada<text:line-break/>cornouiller du japon<text:line-break/>cornouiller officinal<text:line-break/>corossolier<text:line-break/>coton arborescent<text:line-break/>cytise faux ebenier<text:line-break/>cäprier<text:line-break/>désespoir des singes<text:line-break/>eglantier<text:line-break/>epine vinette<text:line-break/>erable cannelle<text:line-break/>erable champetre<text:line-break/>erable sycomore<text:line-break/>eucalyptus a petites feuilles<text:line-break/>fausse spirée<text:line-break/>faux aralia<text:line-break/>faux indigo du desert<text:line-break/>faux noisetier<text:line-break/>faux pistachier<text:line-break/>faux vernis du japon<text:line-break/>feijoa<text:line-break/>fevier d'amerique<text:line-break/>figuier<text:line-break/>figuier de barbarie<text:line-break/>forsythia<text:line-break/>framboisier de l'alaska<text:line-break/>framboisier de l'arctique<text:line-break/>framboisier fraise<text:line-break/>framboisier jaune<text:line-break/>framboisier mauve<text:line-break/>framboisier noir<text:line-break/>frene a fleur<text:line-break/>gadelier odorant<text:line-break/>gainier du canada<text:line-break/><text:soft-page-break/>gatiller<text:line-break/>gaultherie<text:line-break/>genet a balais<text:line-break/>ginseng de siberie<text:line-break/>goji chinois<text:line-break/>goji jaune<text:line-break/>goji noir<text:line-break/>goufla<text:line-break/>goumi<text:line-break/>goyavier fraise<text:line-break/>goyavier jaune<text:line-break/>grenadier d'afghanistan<text:line-break/>grenadilla<text:line-break/>groseiller a maquereau<text:line-break/>groseiller blanc<text:line-break/>groseiller des alpes<text:line-break/>groseiller des chiens<text:line-break/>groseiller des montagnes<text:line-break/>groseiller dore<text:line-break/>groseiller herisse<text:line-break/>groseiller noir de la cote<text:line-break/>groseiller rose<text:line-break/>groseiller rouge<text:line-break/>groseiller sanguin<text:line-break/>hamamelis<text:line-break/>hetre<text:line-break/>hetre pourpre<text:line-break/>hickory<text:line-break/>houx<text:line-break/>ichang peda<text:line-break/>if<text:line-break/>indigotier<text:line-break/>jacquier<text:line-break/>jasmin d'hiver<text:line-break/>jasmin officinal<text:line-break/>jonova<text:line-break/>josta<text:line-break/>jujubier<text:line-break/>jujubier d'inde<text:line-break/>kaki noir<text:line-break/>karkade<text:line-break/>kaya<text:line-break/>ketmie<text:line-break/>kiwai<text:line-break/>kiwi<text:line-break/>kiwi de siberie<text:line-break/>koda<text:line-break/>kozo<text:line-break/>kumquat<text:line-break/>lampion chinois<text:line-break/>lardizabala<text:line-break/>laurier<text:line-break/>laurier benzoin<text:line-break/>laurier de californie<text:line-break/>laurier tin<text:line-break/>lavatere en arbre<text:line-break/>lespedeze<text:line-break/>lilas blanc<text:line-break/>lilas rose<text:line-break/>limettier de tahiti<text:line-break/>macqui<text:line-break/>magnolia<text:line-break/>magnolia a grandes fleurs<text:line-break/>magnolia du japon<text:line-break/>magnolia etoile<text:line-break/>mahonia a feuille de houx<text:line-break/>mandarinier<text:line-break/>manzanilla<text:line-break/>meleze<text:line-break/>merisier a grappe<text:line-break/>mesquite<text:line-break/>micocoulier<text:line-break/>micocoulier de virginie<text:line-break/>millepertuis arbustif<text:line-break/>mimosa kalkora<text:line-break/>mirabellier<text:line-break/>murier a papier<text:line-break/>murier a papier lacinie<text:line-break/>murier blanc<text:line-break/>murier blanc a feuilles dorées<text:line-break/>murier de l'ile de bonin<text:line-break/>murier des montagnes<text:line-break/>murier noir<text:line-break/>murier platane<text:line-break/>murier rouge<text:line-break/>myrte<text:line-break/>myrte a feuille de hebe<text:line-break/>neflier<text:line-break/>neflier doux<text:line-break/>nerprun<text:line-break/>noisetier<text:line-break/>noisetier de byzance<text:line-break/>noyer<text:line-break/>noyer a fruit rouge<text:line-break/>noyer bijou<text:line-break/>noyer de mandchourie<text:line-break/>noyer du japon<text:line-break/>noyer en grappe<text:line-break/>noyer pourpre<text:line-break/>olivier<text:line-break/>olivier de boheme<text:line-break/>oranger des osages<text:line-break/>oranger du mexique<text:line-break/>orme<text:line-break/>orme champêtre<text:line-break/>orme de samarie<text:line-break/>orme de siberie<text:line-break/>palmier a chanvre<text:line-break/>palmier jupon<text:line-break/>papayer<text:line-break/>passiflore banane<text:line-break/>passiflore bleue<text:line-break/>passiflore officinale<text:line-break/>paw-paw<text:line-break/>pecanier<text:line-break/>pecher<text:line-break/>peuplier tremble<text:line-break/>piment royal<text:line-break/>pin blanc de chine<text:line-break/>pin blanc du japon<text:line-break/>pin coreen<text:line-break/>pin des alpes<text:line-break/>pin pignon<text:line-break/>pistachier<text:line-break/>pivoine jaune<text:line-break/>plaqueminier<text:line-break/>plaqueminier de virginie<text:line-break/>poire du xinjang<text:line-break/>poire ya<text:line-break/>poire-coing<text:line-break/>poirier<text:line-break/>poirier de bollwiller<text:line-break/>poirier de chine<text:line-break/>poirier nashi<text:line-break/>poivrier de sechuan<text:line-break/>poivrier du japon<text:line-break/>poivrier rose<text:line-break/>pomelo enzo<text:line-break/>pomme des kangourous<text:line-break/>pomme douce<text:line-break/>pommier<text:line-break/>pommier rouge<text:line-break/>poncire<text:line-break/><text:soft-page-break/>pourpier de mer<text:line-break/>prunellier<text:line-break/>prunier<text:line-break/>prunier abricot<text:line-break/>prunier d'automne<text:line-break/>prunier du natal<text:line-break/>prunier myrobolan<text:line-break/>prunier pourpre<text:line-break/>prunier siberien<text:line-break/>prunier-abricot hybride<text:line-break/>puya<text:line-break/>ragoumier<text:line-break/>raisin d'amerique<text:line-break/>raisinier<text:line-break/>reglisse<text:line-break/>reglisse de chine<text:line-break/>reine claudier<text:line-break/>rhododendron<text:line-break/>robinier faux acacia<text:line-break/>ronce<text:line-break/>ronce bleue<text:line-break/>ronce de taiwan<text:line-break/>ronce du japon<text:line-break/>ronce du thibet<text:line-break/>ronce hybride<text:line-break/>ronce jaune<text:line-break/>ronce odorante<text:line-break/>ronce palmee<text:line-break/>ronce remarquable<text:line-break/>rosier bleu<text:line-break/>rosier de provins<text:line-break/>rosier grimpant banksia<text:line-break/>rosier parfume<text:line-break/>rosier pimprenelle<text:line-break/>rosier rouille<text:line-break/>rosier rugueux<text:line-break/>rosier velu<text:line-break/>réglisse de russie<text:line-break/>sassafras<text:line-break/>saule blanc<text:line-break/>saule marsault<text:line-break/>savonnier<text:line-break/>seringat<text:line-break/>sorbier de fontainebleau<text:line-break/>sorbier de suede<text:line-break/>sorbier de wilford<text:line-break/>sorbier des oiseleurs<text:line-break/>sorbopyrus roumain<text:line-break/>sorbopyrus slovene<text:line-break/>spartier<text:line-break/>staphylier de colchide<text:line-break/>styrax a grandes feuilles<text:line-break/>sumac limonade<text:line-break/>sumac odorant<text:line-break/>sureau bleu<text:line-break/>sureau d'armenie<text:line-break/>sureau noir<text:line-break/>sureau rouge<text:line-break/>symphorine<text:line-break/>tamarillo<text:line-break/>tamarillo jaune<text:line-break/>tamarix<text:line-break/>temu du chili<text:line-break/>theier<text:line-break/>thuya<text:line-break/>tilleul a larges feuilles<text:line-break/>tilleul a petites feuilles<text:line-break/>tilleul de henry<text:line-break/>trebizond<text:line-break/>tulipier<text:line-break/>udo<text:line-break/>ugni<text:line-break/>ugni noir<text:line-break/>vigne<text:line-break/>vigne chocolat<text:line-break/>vigne chocolat argentee<text:line-break/>vigne chocolat blanche<text:line-break/>vigne d'amour<text:line-break/>vigne de porcelaine<text:line-break/>vigne interdite<text:line-break/>viorne d'hiver<text:line-break/>viorne lantane<text:line-break/>viorne obier<text:line-break/>viorne trilobee<text:line-break/>yucca<text:line-break/>yucca baillonnette<text:line-break/>yuzu<text:lin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7S</meta:editing-duration>
    <meta:editing-cycles>7</meta:editing-cycles>
    <meta:generator>OpenOffice/4.1.15$Win32 OpenOffice.org_project/4115m2$Build-9813</meta:generator>
    <dc:date>2024-08-05T21:59:16.26</dc:date>
    <meta:document-statistic meta:table-count="0" meta:image-count="0" meta:object-count="0" meta:page-count="3" meta:paragraph-count="1" meta:word-count="777" meta:character-count="5488"/>
    <meta:user-defined meta:name="Info 1"/>
    <meta:user-defined meta:name="Info 2"/>
    <meta:user-defined meta:name="Info 3"/>
    <meta:user-defined meta:name="Info 4"/>
  </office:meta>
</office:document-meta>
</file>